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</style:style>
    <style:style style:name="T1" style:family="text">
      <style:text-properties fo:font-variant="normal" fo:text-transform="none" fo:color="#57606a" fo:letter-spacing="normal"/>
    </style:style>
    <style:style style:name="T2" style:family="text">
      <style:text-properties fo:font-variant="normal" fo:text-transform="none" fo:color="#57606a" style:font-name="ui-monospace" fo:font-size="10.5pt" fo:letter-spacing="normal" fo:font-style="normal" fo:font-weight="normal"/>
    </style:style>
    <style:style style:name="T3" style:family="text">
      <style:text-properties officeooo:rsid="0009b1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<text:span text:style-name="T1"> </text:span><text:bookmark text:name="new-oauth-token"/><text:span text:style-name="Source_20_Text"><text:span text:style-name="T2">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</text:span></text:span></text:p>
      <text:p text:style-name="Standard">-<text:span text:style-name="T3">toke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7T16:43:16.881478785</meta:creation-date>
    <dc:date>2022-11-27T16:43:43.056960349</dc:date>
    <meta:editing-duration>PT26S</meta:editing-duration>
    <meta:editing-cycles>1</meta:editing-cycles>
    <meta:document-statistic meta:table-count="0" meta:image-count="0" meta:object-count="0" meta:page-count="1" meta:paragraph-count="2" meta:word-count="2" meta:character-count="47" meta:non-whitespace-character-count="46"/>
    <meta:generator>LibreOffice/6.4.7.2$Linux_X86_64 LibreOffice_project/40$Build-2</meta:generator>
  </office:meta>
</office:document-meta>
</file>